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3ad" officeooo:paragraph-rsid="001763ad"/>
    </style:style>
    <style:style style:name="P2" style:family="paragraph" style:parent-style-name="Standard">
      <style:text-properties officeooo:rsid="001763ad" officeooo:paragraph-rsid="001763ad"/>
    </style:style>
    <style:style style:name="P3" style:family="paragraph" style:parent-style-name="Standard">
      <style:text-properties officeooo:rsid="0019fc8c" officeooo:paragraph-rsid="0019fc8c"/>
    </style:style>
    <style:style style:name="P4" style:family="paragraph" style:parent-style-name="Standard">
      <style:text-properties officeooo:rsid="001c4d90" officeooo:paragraph-rsid="001c4d90"/>
    </style:style>
    <style:style style:name="P5" style:family="paragraph" style:parent-style-name="Standard">
      <style:text-properties officeooo:rsid="001c4d90" officeooo:paragraph-rsid="00220d1c"/>
    </style:style>
    <style:style style:name="P6" style:family="paragraph" style:parent-style-name="Standard">
      <style:text-properties officeooo:rsid="001c4d90" officeooo:paragraph-rsid="00255cbf"/>
    </style:style>
    <style:style style:name="P7" style:family="paragraph" style:parent-style-name="Standard">
      <style:text-properties officeooo:rsid="001c4d90" officeooo:paragraph-rsid="002741b9"/>
    </style:style>
    <style:style style:name="T1" style:family="text">
      <style:text-properties officeooo:rsid="00188a8d"/>
    </style:style>
    <style:style style:name="T2" style:family="text">
      <style:text-properties officeooo:rsid="0019fc8c"/>
    </style:style>
    <style:style style:name="T3" style:family="text">
      <style:text-properties officeooo:rsid="001b0785"/>
    </style:style>
    <style:style style:name="T4" style:family="text">
      <style:text-properties officeooo:rsid="001dc213"/>
    </style:style>
    <style:style style:name="T5" style:family="text">
      <style:text-properties officeooo:rsid="001fbb5f"/>
    </style:style>
    <style:style style:name="T6" style:family="text">
      <style:text-properties officeooo:rsid="0021262d"/>
    </style:style>
    <style:style style:name="T7" style:family="text">
      <style:text-properties officeooo:rsid="00220d1c"/>
    </style:style>
    <style:style style:name="T8" style:family="text">
      <style:text-properties officeooo:rsid="0022db1c"/>
    </style:style>
    <style:style style:name="T9" style:family="text">
      <style:text-properties officeooo:rsid="0024be4a"/>
    </style:style>
    <style:style style:name="T10" style:family="text">
      <style:text-properties officeooo:rsid="00255cbf"/>
    </style:style>
    <style:style style:name="T11" style:family="text">
      <style:text-properties officeooo:rsid="002741b9"/>
    </style:style>
    <style:style style:name="T12" style:family="text">
      <style:text-properties officeooo:rsid="00286733"/>
    </style:style>
    <style:style style:name="T13" style:family="text">
      <style:text-properties officeooo:rsid="0029e8cf"/>
    </style:style>
    <style:style style:name="T14" style:family="text">
      <style:text-properties officeooo:rsid="0029fde1"/>
    </style:style>
    <style:style style:name="T15" style:family="text">
      <style:text-properties officeooo:rsid="002b81e7"/>
    </style:style>
    <style:style style:name="T16" style:family="text">
      <style:text-properties officeooo:rsid="002c2ef6"/>
    </style:style>
    <style:style style:name="T17" style:family="text">
      <style:text-properties officeooo:rsid="002e53f9"/>
    </style:style>
    <style:style style:name="T18" style:family="text">
      <style:text-properties officeooo:rsid="002f5483"/>
    </style:style>
    <style:style style:name="T19" style:family="text">
      <style:text-properties officeooo:rsid="003064d7"/>
    </style:style>
    <style:style style:name="T20" style:family="text">
      <style:text-properties officeooo:rsid="00307ba4"/>
    </style:style>
    <style:style style:name="T21" style:family="text">
      <style:text-properties officeooo:rsid="00317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gdom Royale</text:p>
      <text:p text:style-name="P1"/>
      <text:p text:style-name="P1"/>
      <text:p text:style-name="P1"/>
      <text:p text:style-name="P4">Cards and Their Abilities and Types:</text:p>
      <text:p text:style-name="P4"/>
      <text:p text:style-name="P4">Troop Type:</text:p>
      <text:p text:style-name="P6"><text:tab/>Diamonds: <text:span text:style-name="T10">(</text:span>Archers<text:span text:style-name="T10">)</text:span></text:p>
      <text:p text:style-name="P7"><text:tab/><text:tab/> <text:span text:style-name="T11">Abilities:</text:span></text:p>
      <text:p text:style-name="P7"><text:tab/><text:tab/><text:tab/>shoot at range 2.</text:p>
      <text:p text:style-name="P5"><text:tab/><text:tab/><text:span text:style-name="T7">Attacking:</text:span> <text:span text:style-name="T11">+</text:span><text:span text:style-name="T6">5 to </text:span><text:span text:style-name="T12">Spearman</text:span><text:span text:style-name="T6">, </text:span><text:span text:style-name="T14">+2</text:span><text:span text:style-name="T6"> to Knight, 0 </text:span><text:span text:style-name="T12">Archer</text:span><text:span text:style-name="T6">, -</text:span><text:span text:style-name="T8">5 to </text:span><text:span text:style-name="T13">Swordsman</text:span></text:p>
      <text:p text:style-name="P5"><text:tab/><text:tab/><text:span text:style-name="T11">Defending: -</text:span><text:span text:style-name="T15">2</text:span><text:span text:style-name="T11"> to Spades, -5 to Knights, </text:span><text:span text:style-name="T16">0 to Archer, -</text:span><text:span text:style-name="T18">5</text:span><text:span text:style-name="T11"> to </text:span><text:span text:style-name="T13">Swordsman</text:span></text:p>
      <text:p text:style-name="P4"><text:tab/><text:span text:style-name="T9">Clubs</text:span>: <text:span text:style-name="T19">(Swordsman)</text:span> </text:p>
      <text:p text:style-name="P4"><text:tab/><text:tab/><text:span text:style-name="T19">Abilities:</text:span></text:p>
      <text:p text:style-name="P4"><text:tab/><text:tab/><text:tab/><text:span text:style-name="T19">Shield Wall (block back flank from archers) </text:span><text:span text:style-name="T20">(passive)</text:span></text:p>
      <text:p text:style-name="P4"><text:tab/><text:tab/><text:span text:style-name="T21">Attacking:</text:span></text:p>
      <text:p text:style-name="P4"><text:tab/><text:tab/><text:span text:style-name="T21">Defending:</text:span></text:p>
      <text:p text:style-name="P4"/>
      <text:p text:style-name="P4"><text:tab/>Hearts: Knights – Can use Flank ability</text:p>
      <text:p text:style-name="P4"><text:tab/><text:span text:style-name="T9">Spades: </text:span><text:span text:style-name="T4">Pike men: good against Knights</text:span></text:p>
      <text:p text:style-name="P1"/>
      <text:p text:style-name="P1"/>
      <text:p text:style-name="P1"/>
      <text:p text:style-name="P1">Main Loop:</text:p>
      <text:p text:style-name="P1"/>
      <text:p text:style-name="P1">Starting Phase:</text:p>
      <text:p text:style-name="P1"><text:tab/>Every Player draws 5 cards</text:p>
      <text:p text:style-name="P1"/>
      <text:p text:style-name="P1">Diplomatic Phase:</text:p>
      <text:p text:style-name="P1"><text:tab/>A player must declare war against someone next to them.</text:p>
      <text:p text:style-name="P1"><text:tab/>They can also take an optional Alliance or Rival against another player</text:p>
      <text:p text:style-name="P1"><text:tab/>Alliance: </text:p>
      <text:p text:style-name="P1"><text:tab/><text:tab/>The allied players trade cards face down</text:p>
      <text:p text:style-name="P1"><text:tab/>Rival: </text:p>
      <text:p text:style-name="P1"><text:tab/><text:tab/>The receiver of the rival must discard one card</text:p>
      <text:p text:style-name="P1"/>
      <text:p text:style-name="P1">War Phase:</text:p>
      <text:p text:style-name="P1"><text:tab/>place one card facing up from the stack. Repeat this three times as the battle progresses.</text:p>
      <text:p text:style-name="P1"><text:tab/>This mercenary fights on both sides. </text:p>
      <text:p text:style-name="P1"/>
      <text:p text:style-name="P1"><text:tab/><text:span text:style-name="T1">Jack, Queens, and Kings only do diplomatic actions, not combat. </text:span></text:p>
      <text:p text:style-name="P1"/>
      <text:p text:style-name="P1"><text:tab/><text:span text:style-name="T2">Before Combat, commit your armies.</text:span></text:p>
      <text:p text:style-name="P1"/>
      <text:p text:style-name="P4"/>
      <text:p text:style-name="P1"/>
      <text:p text:style-name="P3">Battle Combat:</text:p>
      <text:p text:style-name="P3"><text:tab/><text:span text:style-name="T3">There are 2 lanes to place your cards </text:span><text:span text:style-name="T5">with a total of 5 lanes.</text:span></text:p>
      <text:p text:style-name="P3"><text:tab/><text:span text:style-name="T5">Place cards horizontally. </text:span></text:p>
      <text:p text:style-name="P3"><text:soft-page-break/><text:tab/><text:span text:style-name="T3">roll initiative (Jack gives +2 initiative)</text:span></text:p>
      <text:p text:style-name="P3"><text:tab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43:00.721917943</meta:creation-date>
    <dc:date>2022-12-05T19:04:32.200240062</dc:date>
    <meta:editing-duration>PT2H5M23S</meta:editing-duration>
    <meta:editing-cycles>27</meta:editing-cycles>
    <meta:generator>LibreOffice/7.4.2.3$Linux_X86_64 LibreOffice_project/40$Build-3</meta:generator>
    <meta:document-statistic meta:table-count="0" meta:image-count="0" meta:object-count="0" meta:page-count="2" meta:paragraph-count="35" meta:word-count="182" meta:character-count="1137" meta:non-whitespace-character-count="942"/>
  </office:meta>
</office:document-meta>
</file>